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3d71"/>
    </style:style>
    <style:style style:name="P2" style:family="paragraph" style:parent-style-name="Standard">
      <style:paragraph-properties fo:text-align="center" style:justify-single-word="false"/>
      <style:text-properties officeooo:rsid="00113d71" officeooo:paragraph-rsid="00113d71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officeooo:rsid="00113d7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signa del trabajo de cierre de Pascal.</text:p>
      <text:p text:style-name="P1"><text:line-break/>Se posee una archivo histórico con todos los clientes de un banco. <text:span text:style-name="T1">L</text:span>os datos almacenados son los siguientes:</text:p>
      <text:p text:style-name="P1"><text:line-break/><text:span text:style-name="T2">Numero_de_cuenta: longint<text:line-break/>Codigo_cliente: integer<text:line-break/>tipo: ‘ahorro’-’corriente’<text:line-break/>titular: string[50]<text:line-break/>saldo: real<text:line-break/>baja: ‘s’-’n’</text:span><text:line-break/><text:line-break/>Se desea generar el proceso que recorra todo el archivo e informe:<text:line-break/><text:span text:style-name="T3">a.</text:span> Cuántas cuentas tiene un código de cliente impar y están activas.<text:line-break/><text:span text:style-name="T3">b. </text:span>Cuántas cuentas están activas.<text:line-break/><text:span text:style-name="T3">c. </text:span>.Porcentaje de cuentas corrientes dadas de baja sobre el total de cuentas corrientes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1T16:16:48.699339492</meta:creation-date>
    <dc:date>2020-07-11T21:25:21.675834768</dc:date>
    <meta:editing-duration>PT5H4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3" meta:word-count="80" meta:character-count="533" meta:non-whitespace-character-count="453"/>
  </office:meta>
</office:document-meta>
</file>